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ormat.getJCRValue( QValue qualifiedValue , NamePathResolver resolver , ValueFactory factor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ValueFormat.getQValue( Value jcrValue , NamePathResolver resolver , QValueFactory 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ueFormat.getQValues( Value [ ] jcrValues , NamePathResolver resolver , QValue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Format.getQValue( String jcrValue , int propertyType , NamePathResolver resolver , QValueFactory factor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